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fo:color="#000000" loext:opacity="100%" style:font-name="Liberation Serif" fo:font-size="14pt" fo:font-weight="normal" officeooo:paragraph-rsid="0007c461"/>
    </style:style>
    <style:style style:name="P2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bold" officeooo:rsid="001c9ac3" officeooo:paragraph-rsid="0007c461" fo:background-color="transparent" style:font-size-asian="14pt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1c9ac3" officeooo:paragraph-rsid="0007c461" fo:background-color="transparent" style:font-size-asian="14pt" style:font-size-complex="14pt"/>
    </style:style>
    <style:style style:name="P4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16adb3" officeooo:paragraph-rsid="0007c461" fo:background-color="transparent" style:font-size-asian="14pt" style:font-size-complex="14pt"/>
    </style:style>
    <style:style style:name="P5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1c9ac3" officeooo:paragraph-rsid="0007c461" fo:background-color="#e8a202" style:font-size-asian="14pt" style:font-size-complex="14pt"/>
    </style:style>
    <style:style style:name="P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122e1e" officeooo:paragraph-rsid="0007c461" fo:background-color="#e8a202" style:font-size-asian="14pt" style:font-size-complex="14pt"/>
    </style:style>
    <style:style style:name="P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122e1e" officeooo:paragraph-rsid="0007c461" fo:background-color="transparent" style:font-size-asian="14pt" style:font-size-complex="14pt"/>
    </style:style>
    <style:style style:name="P8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2253cb" officeooo:paragraph-rsid="0007c461" fo:background-color="transparent" style:font-size-asian="14pt" style:font-size-complex="14pt"/>
    </style:style>
    <style:style style:name="P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16adb3" officeooo:paragraph-rsid="0007c461" fo:background-color="transparent" style:font-size-asian="14pt" style:font-size-complex="14pt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233541" officeooo:paragraph-rsid="0007c461" style:font-size-asian="14pt" style:font-size-complex="14pt"/>
    </style:style>
    <style:style style:name="P1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25f161" officeooo:paragraph-rsid="0007c461" style:font-size-asian="14pt" style:font-size-complex="14pt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bold" officeooo:rsid="002253cb" officeooo:paragraph-rsid="0007c461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bold" officeooo:rsid="00233541" officeooo:paragraph-rsid="0007c46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variant="normal" fo:text-transform="none" fo:color="#242424" loext:opacity="100%" style:font-name="Liberation Serif" fo:font-size="14pt" fo:letter-spacing="normal" fo:font-style="normal" fo:font-weight="normal" officeooo:rsid="0016adb3" officeooo:paragraph-rsid="0007c461" fo:background-color="#e8a202" style:font-size-asian="14pt" style:font-size-complex="14pt"/>
    </style:style>
    <style:style style:name="P15" style:family="paragraph" style:parent-style-name="Standard">
      <style:text-properties fo:font-variant="normal" fo:text-transform="none" fo:color="#242424" loext:opacity="100%" style:font-name="Liberation Serif" fo:font-size="14pt" fo:letter-spacing="normal" fo:font-style="normal" fo:font-weight="normal" officeooo:rsid="0016adb3" officeooo:paragraph-rsid="0007c461" fo:background-color="transparent" style:font-size-asian="14pt" style:font-size-complex="14pt"/>
    </style:style>
    <style:style style:name="P16" style:family="paragraph" style:parent-style-name="Standard">
      <style:text-properties fo:font-variant="normal" fo:text-transform="none" fo:color="#242424" loext:opacity="100%" style:font-name="Liberation Serif" fo:font-size="14pt" fo:letter-spacing="normal" fo:font-style="normal" fo:font-weight="normal" officeooo:rsid="002253cb" officeooo:paragraph-rsid="0007c461" fo:background-color="transparent" style:font-size-asian="14pt" style:font-size-complex="14pt"/>
    </style:style>
    <style:style style:name="P17" style:family="paragraph" style:parent-style-name="Standard">
      <style:text-properties fo:font-variant="normal" fo:text-transform="none" fo:color="#242424" loext:opacity="100%" style:font-name="Liberation Serif" fo:font-size="14pt" fo:letter-spacing="normal" fo:font-style="normal" fo:font-weight="normal" officeooo:rsid="00233541" officeooo:paragraph-rsid="0007c461" fo:background-color="transparent" style:font-size-asian="14pt" style:font-size-complex="14pt"/>
    </style:style>
    <style:style style:name="P18" style:family="paragraph" style:parent-style-name="Standard">
      <style:text-properties fo:font-variant="normal" fo:text-transform="none" fo:color="#242424" loext:opacity="100%" style:font-name="Liberation Serif" fo:font-size="14pt" fo:letter-spacing="normal" fo:font-style="normal" fo:font-weight="bold" officeooo:rsid="002253cb" officeooo:paragraph-rsid="0007c461" fo:background-color="transparent" style:font-size-asian="14pt" style:font-weight-asian="bold" style:font-size-complex="14pt" style:font-weight-complex="bold"/>
    </style:style>
    <style:style style:name="P19" style:family="paragraph" style:parent-style-name="Standard">
      <style:text-properties fo:font-variant="normal" fo:text-transform="none" fo:color="#242424" loext:opacity="100%" style:font-name="Liberation Serif" fo:font-size="14pt" fo:letter-spacing="normal" fo:font-style="normal" fo:font-weight="bold" officeooo:rsid="00233541" officeooo:paragraph-rsid="0007c461" fo:background-color="transparent" style:font-size-asian="14pt" style:font-weight-asian="bold" style:font-size-complex="14pt" style:font-weight-complex="bold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bold" officeooo:rsid="0025f161" officeooo:paragraph-rsid="0007c461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letter-spacing="normal" fo:font-style="normal" officeooo:rsid="0025f161" style:font-size-asian="14pt" style:font-size-complex="14pt"/>
    </style:style>
    <style:style style:name="T2" style:family="text">
      <style:text-properties fo:font-variant="normal" fo:text-transform="none" fo:letter-spacing="normal" fo:font-style="normal" officeooo:rsid="002879fb" style:font-size-asian="14pt" style:font-size-complex="14pt"/>
    </style:style>
    <style:style style:name="T3" style:family="text">
      <style:text-properties fo:font-variant="normal" fo:text-transform="none" fo:letter-spacing="normal" fo:font-style="normal" fo:font-weight="bold" officeooo:rsid="002879fb" style:font-size-asian="14pt" style:font-weight-asian="bold" style:font-size-complex="14pt" style:font-weight-complex="bold"/>
    </style:style>
    <style:style style:name="T4" style:family="text">
      <style:text-properties officeooo:rsid="00221098"/>
    </style:style>
    <style:style style:name="T5" style:family="text">
      <style:text-properties officeooo:rsid="001e7609"/>
    </style:style>
    <style:style style:name="T6" style:family="text">
      <style:text-properties officeooo:rsid="002253cb"/>
    </style:style>
    <style:style style:name="T7" style:family="text">
      <style:text-properties fo:color="#242424" loext:opacity="100%" officeooo:rsid="002253cb"/>
    </style:style>
    <style:style style:name="T8" style:family="text">
      <style:text-properties fo:color="#242424" loext:opacity="100%" officeooo:rsid="00233541"/>
    </style:style>
    <style:style style:name="T9" style:family="text">
      <style:text-properties officeooo:rsid="00233541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6adb3" fo:background-color="transparent" loext:char-shading-value="0"/>
    </style:style>
    <style:style style:name="T12" style:family="text">
      <style:text-properties officeooo:rsid="0007c4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eps to run the pipline: </text:p>
      <text:p text:style-name="P3"/>
      <text:p text:style-name="P5">step 1 :</text:p>
      <text:p text:style-name="P5"/>
      <text:p text:style-name="P5">prerequisite:</text:p>
      <text:p text:style-name="P5"/>
      <text:p text:style-name="P3">- <text:s/>write the transformation script</text:p>
      <text:p text:style-name="P3">- <text:s/>update keymaper file</text:p>
      <text:p text:style-name="P3">- <text:s/>update the jobs fil<text:span text:style-name="T4">e </text:span></text:p>
      <text:p text:style-name="P3">- <text:s/><text:span text:style-name="T4">upate the config file</text:span></text:p>
      <text:p text:style-name="P3">- <text:s/><text:span text:style-name="T4">copy the path of the config file and place in the below command</text:span></text:p>
      <text:p text:style-name="P3"/>
      <text:p text:style-name="P2">cmd:</text:p>
      <text:p text:style-name="P4"/>
      <text:p text:style-name="P14">python utils/load_jobs_config_to_pipeline_table_settings.py -a /home/kurinchiban/Desktop/mercari_project/mercari-content-scrapes/us/littlesleepies/jobs/littlesleepies-nursery_bedding_robes-little_sleepies-chain-pipeline.json -r <text:span text:style-name="T5">master</text:span> -e dev</text:p>
      <text:p text:style-name="P15"/>
      <text:p text:style-name="P18">Output:</text:p>
      <text:p text:style-name="P16"/>
      <text:p text:style-name="P6">{'name': 'littlesleepies-nursery_bedding-little_sleepies-trans-pl', </text:p>
      <text:p text:style-name="P6">'desc': 'littlesleepies nursery_bedding little_sleepies transformation pipeline', 'pyFiles': [{'pyFile': 'gs://content_us/framework/dev/dependencies/littlesleepies/women_s_sleepwear_robes/little_sleepies/us.zip'}], 'arguments': [{'pipeline': 'gs://content_us/framework/dev/pipelines/knowledge_review/product/product_transformation_pipeline.json'}, {'var': 'project_id=mercari-us-de,bucket_name=content_us,env=dev,app=littlesleepies,source=littlesleepies.com,category=women_s_sleepwear_robes,brand=little_sleepies,entity_template=women_s_sleepwear_robes_entity_template.json,entity_mapped_schema=women_s_sleepwear_robes_entity_schema.json,key_mapper_script=us.littlesleepies.transform.key_mapper,inputPath=content_us/raw/littlesleepies.com/nursery_bedding/little_sleepies/2022-11-17-07-31-46/json/littlesleepies.txt,pyfile_path=gs://content_us/framework/dev/dependencies/littlesleepies/women_s_sleepwear_robes/little_sleepies/us.zip'}], 'driver': {'cores': 1, 'coreLimit': '1', 'memory': '3g'}, 'executor': {'cores': 1, 'instances': 1, 'memory': '3g'}, 'pipeline_properties': {'modules': [{'type': 'modules.transformation_module.TransformationModule', 'properties': {'name': 'transformer', 'input': 'raw', 'output': 'transformed', 'partition': 1, 'map_class': 'us.$app.transform.nursery_bedding.pre_product_transformation_script.Mapper'}}]}} </text:p>
      <text:p text:style-name="P7"/>
      <text:p text:style-name="P6">Updated: littlesleepies-nursery_bedding-little_sleepies-trans-pl </text:p>
      <text:p text:style-name="P7"/>
      <text:p text:style-name="P7">- <text:span text:style-name="T6">Will provide the job </text:span><text:span text:style-name="T7">config file for checking purpose</text:span></text:p>
      <text:p text:style-name="P16">- Will give the pipline id</text:p>
      <text:p text:style-name="P7"><text:soft-page-break/><text:span text:style-name="T7">- </text:span><text:span text:style-name="T8">Will create the zip file of the us folder</text:span></text:p>
      <text:p text:style-name="P17"/>
      <text:p text:style-name="P18">step 2</text:p>
      <text:p text:style-name="P12"/>
      <text:p text:style-name="P12">Trigger the <text:span text:style-name="T12">pipline</text:span></text:p>
      <text:p text:style-name="P12"/>
      <text:p text:style-name="P12">cmd</text:p>
      <text:p text:style-name="P8"/>
      <text:p text:style-name="P14">python utils/trigger_pipeline.py -p littlesleepies-nursery_bedding-little_sleepies-trans-pl -e dev</text:p>
      <text:p text:style-name="P15"/>
      <text:p text:style-name="P19">output</text:p>
      <text:p text:style-name="P17"/>
      <text:p text:style-name="P6">littlesleepies-nursery_bedding-little_sleepies-trans-pl</text:p>
      <text:p text:style-name="P6">job_id: {"job_id": "job-2022-11-17-12-48-35-15"}, pipeline_id: littlesleepies-nursery_bedding-little_sleepies-trans-pl</text:p>
      <text:p text:style-name="P17"/>
      <text:p text:style-name="P15">- <text:s/><text:span text:style-name="T9">Will provide the pipline job_id</text:span></text:p>
      <text:p text:style-name="P15">- <text:s/><text:span text:style-name="T9">Using the id we can check the job status</text:span></text:p>
      <text:p text:style-name="P15"/>
      <text:p text:style-name="P19">step 3 </text:p>
      <text:p text:style-name="P19"/>
      <text:p text:style-name="P19">checking the status:</text:p>
      <text:p text:style-name="P19"/>
      <text:p text:style-name="P19">cmd</text:p>
      <text:p text:style-name="P15"/>
      <text:p text:style-name="P14">python utils/pipeline_job_status.py -a job-2022-11-17-12-48-35-15 -e dev</text:p>
      <text:p text:style-name="P9"/>
      <text:p text:style-name="P13"><text:span text:style-name="T11">O</text:span><text:span text:style-name="T10">utput :</text:span></text:p>
      <text:p text:style-name="P10"/>
      <text:p text:style-name="P10">- Will give the status of the pipeline phases</text:p>
      <text:p text:style-name="P10"><text:s/></text:p>
      <text:p text:style-name="P20">Fased issues in running the pipeline:</text:p>
      <text:p text:style-name="P11"/>
      <text:p text:style-name="P11">- check the job config twice is there any spelling mistake</text:p>
      <text:p text:style-name="P11">- Arrange the entity template in the oder_wise as given in the ticket</text:p>
      <text:p text:style-name="P1"><text:span text:style-name="T1">- </text:span><text:span text:style-name="T2">chech k</text:span><text:span text:style-name="T1">ey mappper</text:span></text:p>
      <text:p text:style-name="P1"><text:span text:style-name="T1">- </text:span><text:span text:style-name="T2">If the pipline is running for the first time add the categegory id in filepath (</text:span><text:span text:style-name="T3">us/product/transformation_util/category_name_id_map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4:58:33.171075897</meta:creation-date>
    <meta:generator>LibreOffice/7.3.6.2$Linux_X86_64 LibreOffice_project/30$Build-2</meta:generator>
    <dc:date>2022-11-21T15:00:13.359931688</dc:date>
    <meta:editing-duration>PT1M40S</meta:editing-duration>
    <meta:editing-cycles>1</meta:editing-cycles>
    <meta:document-statistic meta:table-count="0" meta:image-count="0" meta:object-count="0" meta:page-count="2" meta:paragraph-count="38" meta:word-count="234" meta:character-count="2923" meta:non-whitespace-character-count="2712"/>
  </office:meta>
</office:document-meta>
</file>